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87cm" fo:min-width="6.003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3.21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22cm" fo:min-width="9.153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21cm" fo:min-width="9.185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5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4cm" fo:min-width="0cm" fo:wrap-option="wrap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4cm" fo:min-width="3.21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95cm" fo:min-width="0cm" fo:wrap-option="wrap"/>
    </style:style>
    <style:style style:name="gr11" style:family="graphic" style:parent-style-name="standard">
      <style:graphic-properties draw:stroke="none" svg:stroke-color="#000000" draw:fill="none" draw:fill-color="#ffffff" fo:min-height="1.33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28cm" fo:min-width="0cm" fo:wrap-option="wrap"/>
    </style:style>
    <style:style style:name="gr13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747cm" fo:min-width="4.909cm"/>
      <style:paragraph-properties style:writing-mode="lr-tb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29cm" fo:min-width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3.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8cm" fo:min-width="3.2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3.005cm" svg:height="3.673cm" svg:x="1cm" svg:y="8.478cm">
          <text:p text:style-name="P1"><text:s/>Colloc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2.313cm" svg:y1="4.897cm" svg:x2="14.603cm" svg:y2="4.897cm">
          <text:p/>
        </draw:line>
        <draw:frame draw:style-name="gr3" draw:text-style-name="P4" draw:layer="layout" svg:width="8.337cm" svg:height="1.51cm" svg:x="15.126cm" svg:y="2.94cm">
          <draw:text-box>
            <text:p><text:span text:style-name="T1">Nome</text:span></text:p>
          </draw:text-box>
        </draw:frame>
        <draw:line draw:style-name="gr2" draw:text-style-name="P3" draw:layer="layout" svg:x1="12.313cm" svg:y1="3.356cm" svg:x2="14.603cm" svg:y2="3.356cm">
          <text:p/>
        </draw:line>
        <draw:custom-shape draw:style-name="gr4" draw:text-style-name="P6" draw:layer="layout" svg:width="9.653cm" svg:height="2.272cm" svg:x="2.555cm" svg:y="2.59cm">
          <text:p text:style-name="P5"><text:span text:style-name="T2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685cm" svg:height="2.271cm" svg:x="2.523cm" svg:y="15.514cm">
          <text:p text:style-name="P5"><text:span text:style-name="T2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484cm" svg:y1="12.144cm" svg:x2="7.594cm" svg:y2="15.601cm">
          <text:p/>
        </draw:line>
        <draw:line draw:style-name="gr2" draw:text-style-name="P3" draw:layer="layout" svg:x1="12.313cm" svg:y1="16.136cm" svg:x2="14.603cm" svg:y2="16.136cm">
          <text:p/>
        </draw:line>
        <draw:line draw:style-name="gr2" draw:text-style-name="P3" draw:layer="layout" svg:x1="12.313cm" svg:y1="15.476cm" svg:x2="14.603cm" svg:y2="15.476cm">
          <text:p/>
        </draw:line>
        <draw:custom-shape draw:style-name="gr6" draw:text-style-name="P7" draw:layer="layout" svg:width="0.499cm" svg:height="0.627cm" svg:x="14.665cm" svg:y="15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499cm" svg:height="0.584cm" svg:x="14.666cm" svg:y="1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13cm" svg:y1="16.772cm" svg:x2="14.603cm" svg:y2="16.772cm">
          <text:p/>
        </draw:line>
        <draw:custom-shape draw:style-name="gr8" draw:text-style-name="P8" draw:layer="layout" svg:width="0.499cm" svg:height="0.585cm" svg:x="14.666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8.337cm" svg:height="4.134cm" svg:x="15.095cm" svg:y="15.116cm">
          <draw:text-box>
            <text:p><text:span text:style-name="T1">Codice</text:span></text:p>
            <text:p><text:span text:style-name="T1">Nome</text:span></text:p>
            <text:p><text:span text:style-name="T1">Immagine</text:span></text:p>
          </draw:text-box>
        </draw:frame>
        <draw:custom-shape draw:style-name="gr10" draw:text-style-name="P9" draw:layer="layout" svg:width="0.535cm" svg:height="0.627cm" draw:transform="rotate (1.5707963267949) translate (5.908cm 7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551cm" svg:height="1.58cm" svg:x="6.176cm" svg:y="14.714cm">
          <draw:text-box>
            <text:p text:style-name="P10">(0,N)</text:p>
          </draw:text-box>
        </draw:frame>
        <draw:frame draw:style-name="gr11" draw:text-style-name="P11" draw:layer="layout" svg:width="4.551cm" svg:height="1.58cm" svg:x="6.076cm" svg:y="5.036cm">
          <draw:text-box>
            <text:p text:style-name="P10">(1,1)</text:p>
          </draw:text-box>
        </draw:frame>
        <draw:custom-shape draw:style-name="gr12" draw:text-style-name="P8" draw:layer="layout" svg:width="0.499cm" svg:height="0.534cm" svg:x="14.667cm" svg:y="3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7.647cm" svg:height="1.409cm" svg:x="14.609cm" svg:y="4.2cm">
          <text:p text:style-name="P1">Coordi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cm" svg:y1="4.532cm" svg:x2="23.98cm" svg:y2="4.532cm">
          <text:p/>
        </draw:line>
        <draw:custom-shape draw:style-name="gr8" draw:text-style-name="P8" draw:layer="layout" svg:width="0.499cm" svg:height="0.585cm" svg:x="24.059cm" svg:y="4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2cm" svg:y1="5.267cm" svg:x2="23.982cm" svg:y2="5.267cm">
          <text:p/>
        </draw:line>
        <draw:custom-shape draw:style-name="gr14" draw:text-style-name="P8" draw:layer="layout" svg:width="0.499cm" svg:height="0.535cm" svg:x="24.06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5.686cm" svg:height="1.427cm" svg:x="24.514cm" svg:y="4.15cm">
          <draw:text-box>
            <text:p><text:span text:style-name="T1">X</text:span></text:p>
            <text:p><text:span text:style-name="T1">Y</text:span></text:p>
          </draw:text-box>
        </draw:frame>
        <draw:path draw:style-name="gr2" draw:text-style-name="P3" draw:layer="layout" svg:width="2.939cm" svg:height="7.324cm" draw:transform="rotate (-1.5707963267949) translate (13.7094795747062cm 4.05988395652975cm)" svg:viewBox="0 0 2940 7325" svg:d="M0 0c2940 0 2940 7325 2940 7325">
          <text:p/>
        </draw:path>
        <draw:line draw:style-name="gr2" draw:text-style-name="P3" draw:layer="layout" svg:x1="7.593cm" svg:y1="4.83cm" svg:x2="7.593cm" svg:y2="8.547cm">
          <text:p/>
        </draw:line>
        <draw:custom-shape draw:style-name="gr13" draw:text-style-name="P2" draw:layer="layout" svg:width="7.647cm" svg:height="1.409cm" svg:x="14.61cm" svg:y="17.134cm">
          <text:p text:style-name="P1">Estens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2cm" svg:y1="17.468cm" svg:x2="23.982cm" svg:y2="17.468cm">
          <text:p/>
        </draw:line>
        <draw:custom-shape draw:style-name="gr8" draw:text-style-name="P8" draw:layer="layout" svg:width="0.499cm" svg:height="0.585cm" svg:x="24.06cm" svg:y="17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1.693cm" svg:y1="18.203cm" svg:x2="23.983cm" svg:y2="18.203cm">
          <text:p/>
        </draw:line>
        <draw:custom-shape draw:style-name="gr12" draw:text-style-name="P8" draw:layer="layout" svg:width="0.499cm" svg:height="0.534cm" svg:x="24.061cm" svg:y="1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15cm" svg:y1="17.8cm" svg:x2="14.605cm" svg:y2="17.8cm">
          <text:p/>
        </draw:line>
        <draw:frame draw:style-name="gr16" draw:text-style-name="P4" draw:layer="layout" svg:width="5.686cm" svg:height="2.808cm" svg:x="24.564cm" svg:y="17.1cm">
          <draw:text-box>
            <text:p><text:span text:style-name="T1">Larghezza</text:span></text:p>
            <text:p><text:span text:style-name="T1">Altezz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2:42:37.452421774</dc:date>
    <meta:editing-duration>PT1H6M40S</meta:editing-duration>
    <meta:editing-cycles>12</meta:editing-cycles>
    <meta:generator>LibreOffice/7.3.7.2$Linux_X86_64 LibreOffice_project/30$Build-2</meta:generator>
    <meta:document-statistic meta:object-count="33"/>
  </office:meta>
</office:document-meta>
</file>